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style>
    <style:style style:name="ce3"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fo:border="thin solid #000000" style:vertical-align="automatic" fo:wrap-option="wrap"/>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style:vertical-align="automatic" fo:wrap-option="wrap"/>
    </style:style>
    <style:style style:name="co1" style:family="table-column">
      <style:table-column-properties fo:break-before="auto" style:column-width="1.48166666666667cm"/>
    </style:style>
    <style:style style:name="co2" style:family="table-column">
      <style:table-column-properties fo:break-before="auto" style:column-width="3.81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ro1" style:family="table-row">
      <style:table-row-properties style:row-height="60pt" style:use-optimal-row-height="true" fo:break-before="auto"/>
    </style:style>
    <style:style style:name="ro2" style:family="table-row">
      <style:table-row-properties style:row-height="35.65pt" style:use-optimal-row-height="false" fo:break-before="auto"/>
    </style:style>
    <style:style style:name="ro3" style:family="table-row">
      <style:table-row-properties style:row-height="156.75pt" style:use-optimal-row-height="true" fo:break-before="auto"/>
    </style:style>
    <style:style style:name="ro4" style:family="table-row">
      <style:table-row-properties style:row-height="28.5pt" style:use-optimal-row-height="tru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7"/>
        <table:table-column table:style-name="co2" table:number-columns-repeated="9" table:default-cell-style-name="ce8"/>
        <table:table-column table:style-name="co2" table:default-cell-style-name="ce1"/>
        <table:table-column table:style-name="co3" table:number-columns-repeated="1013" table:default-cell-style-name="ce1"/>
        <table:table-column table:style-name="co4" table:number-columns-repeated="15360" table:default-cell-style-name="ce1"/>
        <table:table-row table:style-name="ro1">
          <table:table-cell table:style-name="ce2"/>
          <table:table-cell office:value-type="string" table:style-name="ce3">
            <text:p>Users can find wells using a map</text:p>
          </table:table-cell>
          <table:table-cell office:value-type="string" table:style-name="ce3">
            <text:p>Users can see the status and further information of a well</text:p>
          </table:table-cell>
          <table:table-cell office:value-type="string" table:style-name="ce3">
            <text:p>Users can see a well's maintenance history</text:p>
          </table:table-cell>
          <table:table-cell office:value-type="string" table:style-name="ce4">
            <text:p>Users can create, update or delete wells in the map.</text:p>
          </table:table-cell>
          <table:table-cell office:value-type="string" table:style-name="ce3">
            <text:p>Users can order/issue maintenance tasks</text:p>
          </table:table-cell>
          <table:table-cell office:value-type="string" table:style-name="ce3">
            <text:p>Users can find out what is out of order at the well.</text:p>
          </table:table-cell>
          <table:table-cell office:value-type="string" table:style-name="ce3">
            <text:p>Users can receive information about how to repair a well</text:p>
          </table:table-cell>
          <table:table-cell office:value-type="string" table:style-name="ce3">
            <text:p>Users can report well malfunction</text:p>
          </table:table-cell>
          <table:table-cell office:value-type="string" table:style-name="ce3">
            <text:p>Users can receive data about the drinking water coverage</text:p>
          </table:table-cell>
          <table:table-cell office:value-type="string" table:style-name="ce3">
            <text:p>Well financial information is available in the application</text:p>
          </table:table-cell>
          <table:table-cell table:number-columns-repeated="16373" table:style-name="ce5"/>
        </table:table-row>
        <table:table-row table:style-name="ro2">
          <table:table-cell office:value-type="float" office:value="1" table:style-name="ce2">
            <text:p>1</text:p>
          </table:table-cell>
          <table:table-cell office:value-type="string" table:style-name="ce6">
            <text:p>As an application user, I can see wells on a map as icons so I can found a well‘s location. Else I won‘t be able to find it.</text:p>
          </table:table-cell>
          <table:table-cell office:value-type="string" table:style-name="ce6">
            <text:p>As a user, I want to see the status of the wells in the map with color coded icons so I can identify a well‘s status easily. Else it will be hard to find out a well‘s status.</text:p>
          </table:table-cell>
          <table:table-cell office:value-type="string" table:style-name="ce6">
            <text:p>As a user, I want to see a well‘s history (creation, maintenance) with dates and what was done. Else the process would not be transparent. The history should also contain information about when users changed the information so I can verify the completeness and veracity of the information.</text:p>
          </table:table-cell>
          <table:table-cell office:value-type="string" table:style-name="ce6">
            <text:p>As a technician, I want to update the status of well like from construction to fine. Else users don‘t know if well is repaired.</text:p>
          </table:table-cell>
          <table:table-cell office:value-type="string" table:style-name="ce6">
            <text:p>As a technician, I want to order spart parts for repairing. Else well can‘t repair and it is not usable.</text:p>
          </table:table-cell>
          <table:table-cell office:value-type="string" table:style-name="ce6">
            <text:p>As a techincian and well user I need a tutorial how to find out what is out of order at the well. Else I am not able to repair the well.</text:p>
          </table:table-cell>
          <table:table-cell office:value-type="string" table:style-name="ce6">
            <text:p>As a technician I need a manual of the well, where I can find the location of the well parts and a description what kind of part it is for example a partnumber. Else I am not able to find the replacement part in the well and cannot order and replace the correct replacement part.</text:p>
            <text:p>&gt; relates to story order defective parts.</text:p>
          </table:table-cell>
          <table:table-cell office:value-type="string" table:style-name="ce6">
            <text:p>As a user I want to report the malfunction of a well to the responsive. Else it could take some time until I can use it again.</text:p>
          </table:table-cell>
          <table:table-cell table:style-name="ce6"/>
          <table:table-cell office:value-type="string" table:style-name="ce6">
            <text:p>As a general user, I want to be able to see a well‘s financial information in a specific page of the application. Financial information includes funding, maintenance costs and who was responsible for each transaction, whether credits were granted and what the status of each credit is. Else, the process of maintaining a well would not be transparent and might cause corruption or inefficient use of community funds.</text:p>
          </table:table-cell>
          <table:table-cell table:number-columns-repeated="16373"/>
        </table:table-row>
        <table:table-row table:style-name="ro2">
          <table:table-cell office:value-type="float" office:value="2" table:style-name="ce2">
            <text:p>2</text:p>
          </table:table-cell>
          <table:table-cell office:value-type="string" table:style-name="ce6">
            <text:p>As an application user, I can enter my own location so that I can find my position in the map. Else iI won‘t be able to find my own location as fast as possible.</text:p>
          </table:table-cell>
          <table:table-cell office:value-type="string" table:style-name="ce6">
            <text:p>As a user, I want to be able to report a malfunction (or anything wrong with a well) in the application so that the public is informed about the well‘s status. Else a (confirmed) report would take a long time.</text:p>
          </table:table-cell>
          <table:table-cell office:value-type="string" table:style-name="ce6">
            <text:p>As a technician, I need to be able to add maintenance protocols to the history. Else I won‘t be able to enter a new maintenance protocol for transparency.</text:p>
          </table:table-cell>
          <table:table-cell office:value-type="string" table:style-name="ce6">
            <text:p>As NGO member or technician, I want to add a new well. Else Users don‘t know about new well.</text:p>
          </table:table-cell>
          <table:table-cell office:value-type="string" table:style-name="ce6">
            <text:p>As a NGO member, I want to order spart parts for local technician. Else technician have to wait longer to get spart parts.</text:p>
          </table:table-cell>
          <table:table-cell office:value-type="string" table:style-name="ce6">
            <text:p>As a well user I need a address where I can report what is defective. Else I cannot use the well because the technician cannot repair the well due to the fact that nobody knows what is wrong with the well.</text:p>
            <text:p>relates to malfunction report</text:p>
          </table:table-cell>
          <table:table-cell office:value-type="string" table:style-name="ce6">
            <text:p>As a technician I need a step by step description how to replace a defective well part. Else I am not able to change the defective part and get the well working.</text:p>
          </table:table-cell>
          <table:table-cell office:value-type="string" table:style-name="ce6">
            <text:p>As a user I want to give specific information about the broken parts of the well. Else a maintenance could need longer than necessary.</text:p>
          </table:table-cell>
          <table:table-cell table:style-name="ce6"/>
          <table:table-cell office:value-type="string" table:style-name="ce6">
            <text:p>As a government official, I want to be able to add financial information to a well. I need to be able to add receipts, plans, credit information and contact information about benefactors as well as banks and receiving parties, such as drilling companies. Else I would not be able to track the financial state of a project.</text:p>
          </table:table-cell>
          <table:table-cell table:number-columns-repeated="16373"/>
        </table:table-row>
        <table:table-row table:style-name="ro2">
          <table:table-cell office:value-type="float" office:value="3" table:style-name="ce2">
            <text:p>3</text:p>
          </table:table-cell>
          <table:table-cell office:value-type="string" table:style-name="ce6">
            <text:p>As an application user, I need to be able to find wells close to locations like towns or villages I enter into the application so I can find wells near to those locations.</text:p>
          </table:table-cell>
          <table:table-cell office:value-type="string" table:style-name="ce6">
            <text:p>As a technician, I need to be able to change a well‘s status according to its functionality so that users can be informed about the well‘s status. Else users don't know when a well is broken or working again.</text:p>
          </table:table-cell>
          <table:table-cell office:value-type="string" table:style-name="ce6">
            <text:p>As a technician, I need to be able to enter maintenance task information, parts, responsible company, responsible committee, costs, effort, receipts, funding information so users can get informed about the project. Else the process would not be transparent.</text:p>
          </table:table-cell>
          <table:table-cell office:value-type="string" table:style-name="ce6">
            <text:p>As a technician, I want to delete a well if damaged is to high for repairing else Users don‘t know if well can‘t used.</text:p>
          </table:table-cell>
          <table:table-cell office:value-type="string" table:style-name="ce6">
            <text:p>As a user, I want to report an issue from well. Else technician knows issue later because technician checks the well in longer time intervals.</text:p>
          </table:table-cell>
          <table:table-cell office:value-type="string" table:style-name="ce6">
            <text:p>As a well user I need a address where I can report what was defective and what I have done to get the well working.</text:p>
            <text:p>Else the technician do not know what issues the well had in the past.</text:p>
            <text:p>relates to malfunction report</text:p>
          </table:table-cell>
          <table:table-cell table:number-columns-repeated="3" table:style-name="ce6"/>
          <table:table-cell office:value-type="string" table:style-name="ce6">
            <text:p>As a member of a water committee, I want to be able to provide comprehensive information about the well for the population that includes return of investment figures that concern the price of the water and maintenance costs so that users can understand the water cost. Else well users might be confused about water costs.</text:p>
            <text:p/>
            <text:p>This can be done in a table or list of processes that took place during financiation and sales.</text:p>
          </table:table-cell>
          <table:table-cell table:number-columns-repeated="16373"/>
        </table:table-row>
        <table:table-row table:style-name="ro2">
          <table:table-cell office:value-type="float" office:value="4" table:style-name="ce2">
            <text:p>4</text:p>
          </table:table-cell>
          <table:table-cell table:style-name="ce6"/>
          <table:table-cell office:value-type="string" table:style-name="ce6">
            <text:p>As a user, I want to see the water‘s price of a well so I can plan my expenses. Else I might not have enough money to pay my water.</text:p>
          </table:table-cell>
          <table:table-cell office:value-type="string" table:style-name="ce6">
            <text:p>As a general user, I want to be able to export the information in a report sheet so I can use it as a proof of the well‘s status. Else I could not use the information in official uses.</text:p>
          </table:table-cell>
          <table:table-cell office:value-type="string" table:style-name="ce6">
            <text:p>As a user, I want to update status of well if local user recongize an issue. Else technician or NGO needs longer to repair this issue.<text:s text:c="2"/></text:p>
          </table:table-cell>
          <table:table-cell office:value-type="string" table:style-name="ce6">
            <text:p>As a technician, I can change status of maintenance task form open to progress and/or done. Users can‘t see status of progress.</text:p>
          </table:table-cell>
          <table:table-cell office:value-type="string" table:style-name="ce6">
            <text:p><text:s/>As a technician I need a help function (chat) when I cannot find out with the tutorial what is wrong with the well.</text:p>
          </table:table-cell>
          <table:table-cell table:number-columns-repeated="3" table:style-name="ce6"/>
          <table:table-cell office:value-type="string" table:style-name="ce6">
            <text:p>As a member of a water committee, I want the application to track water sales as well as earnings from each day so that users can see that funds get used for maintenance. Financial information about water sales and amount of water in the well need to coincide. Else people might lose trust in the water committee.</text:p>
          </table:table-cell>
          <table:table-cell table:number-columns-repeated="16373"/>
        </table:table-row>
        <table:table-row table:style-name="ro2">
          <table:table-cell office:value-type="float" office:value="5" table:style-name="ce2">
            <text:p>5</text:p>
          </table:table-cell>
          <table:table-cell table:style-name="ce6"/>
          <table:table-cell office:value-type="string" table:style-name="ce6">
            <text:p>As a user, I want to see the well‘s responsible party. Else I do not know which person to contact when I have questions about the well.</text:p>
          </table:table-cell>
          <table:table-cell table:number-columns-repeated="2" table:style-name="ce6"/>
          <table:table-cell office:value-type="string" table:style-name="ce6">
            <text:p>As a user, I want to see status of maintenance task. Else I don‘t know status of task.</text:p>
          </table:table-cell>
          <table:table-cell table:number-columns-repeated="4" table:style-name="ce6"/>
          <table:table-cell office:value-type="string" table:style-name="ce6">
            <text:p>As a general user, I want the app to ensure that financial information provided is trustful. In case it is not, I want to be able to verify it and be able to report wrong information to an authority and export a report of all information and receipts as well as responsible people that added that information. Financial information input should have a detailed history about changes made so that I can track it and verify it. Else there would be no way for me to check on the veracity of the information.</text:p>
          </table:table-cell>
          <table:table-cell table:number-columns-repeated="16373"/>
        </table:table-row>
        <table:table-row table:style-name="ro3">
          <table:table-cell office:value-type="float" office:value="6" table:style-name="ce2">
            <text:p>6</text:p>
          </table:table-cell>
          <table:table-cell table:style-name="ce6"/>
          <table:table-cell office:value-type="string" table:style-name="ce6">
            <text:p>As a user, I want to see the well‘s specification (company, …) to get information who installed the well and to see where my donations went. Else there would be less transparency in the app.</text:p>
          </table:table-cell>
          <table:table-cell table:number-columns-repeated="8" table:style-name="ce6"/>
          <table:table-cell table:number-columns-repeated="16373"/>
        </table:table-row>
        <table:table-row table:style-name="ro4">
          <table:table-cell office:value-type="string" table:style-name="ce7">
            <text:p>Responsible</text:p>
          </table:table-cell>
          <table:table-cell office:value-type="string" table:style-name="ce8">
            <text:p>Max</text:p>
          </table:table-cell>
          <table:table-cell office:value-type="string" table:style-name="ce8">
            <text:p>Florian</text:p>
          </table:table-cell>
          <table:table-cell office:value-type="string" table:style-name="ce8">
            <text:p>Martin</text:p>
          </table:table-cell>
          <table:table-cell office:value-type="string" table:style-name="ce8">
            <text:p>Jeffrey</text:p>
          </table:table-cell>
          <table:table-cell office:value-type="string" table:style-name="ce8">
            <text:p>Jeffrey</text:p>
          </table:table-cell>
          <table:table-cell table:style-name="ce8"/>
          <table:table-cell office:value-type="string" table:style-name="ce8">
            <text:p>Elsa</text:p>
          </table:table-cell>
          <table:table-cell office:value-type="string" table:style-name="ce8">
            <text:p>Florian</text:p>
          </table:table-cell>
          <table:table-cell office:value-type="string" table:style-name="ce8">
            <text:p>Max</text:p>
          </table:table-cell>
          <table:table-cell office:value-type="string" table:style-name="ce1">
            <text:p>Martin</text:p>
          </table:table-cell>
          <table:table-cell table:number-columns-repeated="16373"/>
        </table:table-row>
        <table:table-row table:number-rows-repeated="1048568"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eading1" style:family="table-cell" style:data-style-name="N0">
      <style:table-cell-properties style:vertical-align="automatic" fo:background-color="transparent" style:rotation-angle="90"/>
      <style:text-properties fo:color="#000000"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Florian Tornack</dc:creator>
    <meta:creation-date>2019-11-11T12:33:07Z</meta:creation-date>
    <dc:date>2019-11-18T11:00:37Z</dc:date>
    <meta:editing-cycles>38</meta:editing-cycles>
    <meta:editing-duration>PT0S</meta:editing-duration>
  </office:meta>
</office:document-meta>
</file>